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/>
    <style:font-face style:name="文泉驛等寬微米黑" svg:font-family="文泉驛等寬微米黑"/>
    <style:font-face style:name="思源宋體 TW" svg:font-family="'思源宋體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dale Mono" svg:font-family="'Andale Mono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ArchLinuxCN-IRC暱稱速記表" style:family="table">
      <style:table-properties style:width="17.59cm" table:align="margins"/>
    </style:style>
    <style:style style:name="ArchLinuxCN-IRC暱稱速記表.A" style:family="table-column">
      <style:table-column-properties style:column-width="5.863cm" style:rel-column-width="21845*"/>
    </style:style>
    <style:style style:name="ArchLinuxCN-IRC暱稱速記表.A1" style:family="table-cell">
      <style:table-cell-properties fo:padding="0.097cm" fo:border-left="0.05pt solid #000000" fo:border-right="none" fo:border-top="0.05pt solid #000000" fo:border-bottom="0.05pt solid #000000"/>
    </style:style>
    <style:style style:name="ArchLinuxCN-IRC暱稱速記表.C1" style:family="table-cell">
      <style:table-cell-properties fo:padding="0.097cm" fo:border="0.05pt solid #000000"/>
    </style:style>
    <style:style style:name="ArchLinuxCN-IRC暱稱速記表.A2" style:family="table-cell">
      <style:table-cell-properties fo:padding="0.097cm" fo:border-left="0.05pt solid #000000" fo:border-right="none" fo:border-top="none" fo:border-bottom="0.05pt solid #000000"/>
    </style:style>
    <style:style style:name="ArchLinuxCN-IRC暱稱速記表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思源宋體 TW"/>
    </style:style>
    <style:style style:name="P2" style:family="paragraph" style:parent-style-name="Table_20_Contents">
      <style:text-properties style:font-name-asian="思源宋體 TW"/>
    </style:style>
    <style:style style:name="P3" style:family="paragraph" style:parent-style-name="Table_20_Contents">
      <style:text-properties officeooo:rsid="001390c4" officeooo:paragraph-rsid="001390c4" style:font-name-asian="思源宋體 TW"/>
    </style:style>
    <style:style style:name="P4" style:family="paragraph" style:parent-style-name="Table_20_Contents">
      <style:text-properties officeooo:rsid="0015cf94" officeooo:paragraph-rsid="0015cf94" style:font-name-asian="思源宋體 TW"/>
    </style:style>
    <style:style style:name="P5" style:family="paragraph" style:parent-style-name="Table_20_Heading">
      <style:text-properties style:font-name-asian="思源宋體 TW"/>
    </style:style>
    <style:style style:name="P6" style:family="paragraph" style:parent-style-name="Table_20_Heading">
      <style:text-properties officeooo:rsid="001390c4" officeooo:paragraph-rsid="001390c4" style:font-name-asian="思源宋體 TW"/>
    </style:style>
    <style:style style:name="P7" style:family="paragraph" style:parent-style-name="Table_20_Contents">
      <style:text-properties officeooo:rsid="001716ce" officeooo:paragraph-rsid="001716ce" style:font-name-asian="思源宋體 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rchLinuxCN-IRC暱稱速記表" table:style-name="ArchLinuxCN-IRC暱稱速記表">
        <table:table-column table:style-name="ArchLinuxCN-IRC暱稱速記表.A" table:number-columns-repeated="3"/>
        <table:table-header-rows>
          <table:table-row>
            <table:table-cell table:style-name="ArchLinuxCN-IRC暱稱速記表.A1" office:value-type="string">
              <text:p text:style-name="P6">IRC Nick Name</text:p>
            </table:table-cell>
            <table:table-cell table:style-name="ArchLinuxCN-IRC暱稱速記表.A1" office:value-type="string">
              <text:p text:style-name="P5">直接暱稱</text:p>
            </table:table-cell>
            <table:table-cell table:style-name="ArchLinuxCN-IRC暱稱速記表.C1" office:value-type="string">
              <text:p text:style-name="P6">Telegram</text:p>
            </table:table-cell>
          </table:table-row>
        </table:table-header-rows>
        <table:table-row>
          <table:table-cell table:style-name="ArchLinuxCN-IRC暱稱速記表.A2" office:value-type="string">
            <text:p text:style-name="P3">quininer</text:p>
          </table:table-cell>
          <table:table-cell table:style-name="ArchLinuxCN-IRC暱稱速記表.A2" office:value-type="string">
            <text:p text:style-name="P2">奎寧</text:p>
          </table:table-cell>
          <table:table-cell table:style-name="ArchLinuxCN-IRC暱稱速記表.C2" office:value-type="string">
            <text:p text:style-name="P7">No</text:p>
          </table:table-cell>
        </table:table-row>
        <table:table-row>
          <table:table-cell table:style-name="ArchLinuxCN-IRC暱稱速記表.A2" office:value-type="string">
            <text:p text:style-name="P3">FiveYellowMice</text:p>
          </table:table-cell>
          <table:table-cell table:style-name="ArchLinuxCN-IRC暱稱速記表.A2" office:value-type="string">
            <text:p text:style-name="P2">五黃鼠 / 黃鼠</text:p>
          </table:table-cell>
          <table:table-cell table:style-name="ArchLinuxCN-IRC暱稱速記表.C2" office:value-type="string">
            <text:p text:style-name="P3">Yes</text:p>
          </table:table-cell>
        </table:table-row>
        <table:table-row>
          <table:table-cell table:style-name="ArchLinuxCN-IRC暱稱速記表.A2" office:value-type="string">
            <text:p text:style-name="P3">KenOokamiHoro</text:p>
          </table:table-cell>
          <table:table-cell table:style-name="ArchLinuxCN-IRC暱稱速記表.A2" office:value-type="string">
            <text:p text:style-name="P3">賢狼 / (吃人的萌狼)</text:p>
          </table:table-cell>
          <table:table-cell table:style-name="ArchLinuxCN-IRC暱稱速記表.C2" office:value-type="string">
            <text:p text:style-name="P3">Yes</text:p>
          </table:table-cell>
        </table:table-row>
        <table:table-row>
          <table:table-cell table:style-name="ArchLinuxCN-IRC暱稱速記表.A2" office:value-type="string">
            <text:p text:style-name="P3">VOID001 / VOIDShana</text:p>
          </table:table-cell>
          <table:table-cell table:style-name="ArchLinuxCN-IRC暱稱速記表.A2" office:value-type="string">
            <text:p text:style-name="P2">夏娜</text:p>
          </table:table-cell>
          <table:table-cell table:style-name="ArchLinuxCN-IRC暱稱速記表.C2" office:value-type="string">
            <text:p text:style-name="P3">Yes</text:p>
          </table:table-cell>
        </table:table-row>
        <table:table-row>
          <table:table-cell table:style-name="ArchLinuxCN-IRC暱稱速記表.A2" office:value-type="string">
            <text:p text:style-name="P3">ngkaho1234</text:p>
          </table:table-cell>
          <table:table-cell table:style-name="ArchLinuxCN-IRC暱稱速記表.A2" office:value-type="string">
            <text:p text:style-name="P4">吴生?</text:p>
          </table:table-cell>
          <table:table-cell table:style-name="ArchLinuxCN-IRC暱稱速記表.C2" office:value-type="string">
            <text:p text:style-name="P2">?</text:p>
          </table:table-cell>
        </table:table-row>
        <table:table-row>
          <table:table-cell table:style-name="ArchLinuxCN-IRC暱稱速記表.A2" office:value-type="string">
            <text:p text:style-name="P3">Neo_Chen</text:p>
          </table:table-cell>
          <table:table-cell table:style-name="ArchLinuxCN-IRC暱稱速記表.A2" office:value-type="string">
            <text:p text:style-name="P2">尼歐陳</text:p>
          </table:table-cell>
          <table:table-cell table:style-name="ArchLinuxCN-IRC暱稱速記表.C2" office:value-type="string">
            <text:p text:style-name="P3">NOPE</text:p>
          </table:table-cell>
        </table:table-row>
        <table:table-row>
          <table:table-cell table:style-name="ArchLinuxCN-IRC暱稱速記表.A2" office:value-type="string">
            <text:p text:style-name="P2"/>
          </table:table-cell>
          <table:table-cell table:style-name="ArchLinuxCN-IRC暱稱速記表.A2" office:value-type="string">
            <text:p text:style-name="P2"/>
          </table:table-cell>
          <table:table-cell table:style-name="ArchLinuxCN-IRC暱稱速記表.C2" office:value-type="string">
            <text:p text:style-name="P2"/>
          </table:table-cell>
        </table:table-row>
        <table:table-row>
          <table:table-cell table:style-name="ArchLinuxCN-IRC暱稱速記表.A2" office:value-type="string">
            <text:p text:style-name="P2"/>
          </table:table-cell>
          <table:table-cell table:style-name="ArchLinuxCN-IRC暱稱速記表.A2" office:value-type="string">
            <text:p text:style-name="P2"/>
          </table:table-cell>
          <table:table-cell table:style-name="ArchLinuxCN-IRC暱稱速記表.C2" office:value-type="string">
            <text:p text:style-name="P2"/>
          </table:table-cell>
        </table:table-row>
        <table:table-row>
          <table:table-cell table:style-name="ArchLinuxCN-IRC暱稱速記表.A2" office:value-type="string">
            <text:p text:style-name="P2"/>
          </table:table-cell>
          <table:table-cell table:style-name="ArchLinuxCN-IRC暱稱速記表.A2" office:value-type="string">
            <text:p text:style-name="P2"/>
          </table:table-cell>
          <table:table-cell table:style-name="ArchLinuxCN-IRC暱稱速記表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/>
    <style:font-face style:name="文泉驛等寬微米黑" svg:font-family="文泉驛等寬微米黑"/>
    <style:font-face style:name="思源宋體 TW" svg:font-family="'思源宋體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dale Mono" svg:font-family="'Andale Mono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等寬微米黑" style:font-size-asian="10.5pt" style:language-asian="zh" style:country-asian="TW" style:font-name-complex="Andale Mon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等寬微米黑" style:font-size-asian="10.5pt" style:language-asian="zh" style:country-asian="TW" style:font-name-complex="Andale Mon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Andale Mono" style:font-family-complex="'Andale Mono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等寬微米黑" style:font-family-asian="文泉驛等寬微米黑" style:font-size-asian="12pt" style:font-name-complex="Andale Mono1" style:font-family-complex="'Andale Mono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等寬微米黑" style:font-family-asian="文泉驛等寬微米黑" style:font-size-asian="12pt" style:font-style-asian="italic" style:font-name-complex="Andale Mono1" style:font-family-complex="'Andale Mono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等寬微米黑" style:font-family-asian="文泉驛等寬微米黑" style:font-size-asian="12pt" style:font-name-complex="Andale Mono1" style:font-family-complex="'Andale Mono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0:35:02.221088976</meta:creation-date>
    <dc:date>2017-06-04T21:53:54.655424029</dc:date>
    <meta:editing-duration>PT23M31S</meta:editing-duration>
    <meta:editing-cycles>3</meta:editing-cycles>
    <meta:generator>LibreOffice/5.3.3.2$Linux_X86_64 LibreOffice_project/30m0$Build-2</meta:generator>
    <meta:document-statistic meta:table-count="1" meta:image-count="0" meta:object-count="0" meta:page-count="1" meta:paragraph-count="21" meta:word-count="48" meta:character-count="143" meta:non-whitespace-character-count="135"/>
  </office:meta>
</office:document-meta>
</file>